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5cm" fo:min-width="7.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45cm" fo:min-width="7.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45cm" fo:min-width="7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8.3cm" svg:height="2.5cm" svg:x="6.35cm" svg:y="1.9cm">
          <text:p text:style-name="P1">data 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2cm" svg:height="2.7cm" svg:x="6.4cm" svg:y="6.1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8.4cm" svg:height="2.7cm" svg:x="6.3cm" svg:y="10.5cm">
          <text:p text:style-name="P1">Resul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5cm" svg:y1="4.4cm" svg:x2="10.5cm" svg:y2="6.1cm" draw:start-shape="id1" draw:start-glue-point="2" draw:end-shape="id2" draw:end-glue-point="0" svg:d="M10500 4400v1700" svg:viewBox="0 0 1 1701">
          <text:p/>
        </draw:connector>
        <draw:connector draw:style-name="gr4" draw:text-style-name="P3" draw:layer="layout" svg:x1="10.5cm" svg:y1="8.8cm" svg:x2="10.5cm" svg:y2="10.5cm" draw:start-shape="id2" draw:start-glue-point="2" draw:end-shape="id3" svg:d="M10500 8800v1700" svg:viewBox="0 0 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31:13.709000000</meta:creation-date>
    <dc:date>2021-06-14T15:58:52.833000000</dc:date>
    <meta:editing-duration>PT5M37S</meta:editing-duration>
    <meta:editing-cycles>3</meta:editing-cycles>
    <meta:generator>LibreOffice/6.0.2.1$Windows_X86_64 LibreOffice_project/f7f06a8f319e4b62f9bc5095aa112a65d2f3ac89</meta:generator>
    <meta:document-statistic meta:object-count="5"/>
  </office:meta>
</office:document-meta>
</file>